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Evolución de un S.O</text:h>
      <text:p text:style-name="Text_20_body">Los SO evolucionan con el objetivo de:</text:p>
      <text:list text:style-name="L1">
        <text:list-item>
          <text:p text:style-name="P2">Soportar nuevos tipos de HW </text:p>
        </text:list-item>
        <text:list-item>
          <text:p text:style-name="P2">Brindar nuevos Servicios </text:p>
        </text:list-item>
        <text:list-item>
          <text:p text:style-name="P2">Ofrecer mejoras y alternativas a problemas existentes </text:p>
          <text:list>
            <text:list-item>
              <text:p text:style-name="P2">en la planificación </text:p>
            </text:list-item>
            <text:list-item>
              <text:p text:style-name="P2">en el manejo de la memoria </text:p>
            </text:list-item>
            <text:list-item>
              <text:p text:style-name="P1">etc </text:p>
            </text:list-item>
          </text:list>
        </text:list-item>
      </text:list>
      <text:h text:style-name="Heading_20_3" text:outline-level="3">S.O. - Evolución Histórica</text:h>
      <text:list text:style-name="L2">
        <text:list-item>
          <text:p text:style-name="P4">Procesamiento en Serie </text:p>
          <text:list>
            <text:list-item>
              <text:p text:style-name="P4">No existía un SO </text:p>
            </text:list-item>
            <text:list-item>
              <text:p text:style-name="P4">Máquinas eran utilizadas desde una consola que contenía luces, interruptores, dispositivos de entrada e impresoras. </text:p>
            </text:list-item>
            <text:list-item>
              <text:p text:style-name="P4">Problemas: ⬥ Planificación. Alto nivel de especialización. Costos ⬥ Configuración: Carga del compilador, fuente, salvar el programa compilado, carga y linkeo </text:p>
            </text:list-item>
          </text:list>
        </text:list-item>
        <text:list-item>
          <text:p text:style-name="P4">Sistemas por Lotes Sencillos (batch) </text:p>
          <text:list>
            <text:list-item>
              <text:p text:style-name="P4">Monitor Residente </text:p>
              <text:list>
                <text:list-item>
                  <text:p text:style-name="P4">Software que controla la secuencia de eventos </text:p>
                </text:list-item>
                <text:list-item>
                  <text:p text:style-name="P4">Los trabajos se colocan juntos </text:p>
                </text:list-item>
                <text:list-item>
                  <text:p text:style-name="P4">Los programas vuelven al monitor cuando finaliza la ejecución </text:p>
                </text:list-item>
                <text:list-item>
                  <text:p text:style-name="P4">No hay interacción con el usuario mientras se ejecutan los trabajo </text:p>
                </text:list-item>
              </text:list>
            </text:list-item>
          </text:list>
        </text:list-item>
        <text:list-item>
          <text:p text:style-name="P4">Batch processing </text:p>
          <text:list>
            <text:list-item>
              <text:p text:style-name="P4">The elements of the basic IBM 1401 system are the 1401 Processing Unit, 1402 Card Read-Punch, and 1403 Printer </text:p>
            </text:list-item>
          </text:list>
        </text:list-item>
        <text:list-item>
          <text:p text:style-name="P3">Punching cards </text:p>
        </text:list-item>
      </text:list>
      <text:h text:style-name="Heading_20_3" text:outline-level="3">Sistema Batch</text:h>
      <text:p text:style-name="Text_20_body">Baja utilización de la CPU</text:p>
      <text:p text:style-name="Text_20_body">Dispositivos de E/S mucho mas lentos con respecto a la CPU</text:p>
      <text:p text:style-name="Text_20_body">Ante instrucción de E/S, el procesador permanece ocioso.</text:p>
      <text:p text:style-name="Text_20_body">Cuando se completa la E/S, se continua con la ejecución del programa que se estaba ejecutando</text:p>
      <text:h text:style-name="Heading_20_3" text:outline-level="3">Multiprogramación</text:h>
      <text:list text:style-name="L3">
        <text:list-item>
          <text:p text:style-name="P6">La operación de los sistemas batch se vio beneficiada del spooling de las tareas, al solapar la E/S de una tarea de la ejecución de otra </text:p>
        </text:list-item>
        <text:list-item>
          <text:p text:style-name="P6">Al estar las tareas cargadas en disco, ya no era necesario ejecutarlas en el orden en el que fueron cargadas (job scheduling) </text:p>
        </text:list-item>
        <text:list-item>
          <text:p text:style-name="P6">El SO mantiene varias tareas en memoria al mismo tiempo </text:p>
        </text:list-item>
        <text:list-item>
          <text:p text:style-name="P6">La secuencia de programas es de acuerdo a prioridad u orden de llegada </text:p>
        </text:list-item>
        <text:list-item>
          <text:p text:style-name="P6">Cuando el proceso necesita realizar una operación de E/S, la CPU en lugar de permanecer ociosa, es utilizada para otro proceso </text:p>
        </text:list-item>
        <text:list-item>
          <text:p text:style-name="P5"><text:soft-page-break/>Después que se completa la atención de la interrupción, el control puede o no retornar al programa que se estaba ejecutando al momento de la interrupcion </text:p>
        </text:list-item>
      </text:list>
      <text:h text:style-name="Heading_20_3" text:outline-level="3">Tiempo Compartido</text:h>
      <text:list text:style-name="L4">
        <text:list-item>
          <text:p text:style-name="P8">Utiliza la multiprogramación para manejar múltiples trabajos interactivos </text:p>
        </text:list-item>
        <text:list-item>
          <text:p text:style-name="P8">El tiempo del procesador es compartido entre múltiples trabajos. </text:p>
        </text:list-item>
        <text:list-item>
          <text:p text:style-name="P8">Múltiples usuarios podrían acceder simultáneamente al sistema utilizando terminales </text:p>
        </text:list-item>
        <text:list-item>
          <text:p text:style-name="P7">Los procesos usan la CPU por un periodo máximo de tiempo, luego del cual se le da la CPU a otro proceso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22T20:46:58.027000000</meta:creation-date>
    <dc:date>2025-08-22T20:47:05.716000000</dc:date>
    <meta:editing-duration>PT9S</meta:editing-duration>
    <meta:editing-cycles>1</meta:editing-cycles>
    <meta:document-statistic meta:table-count="0" meta:image-count="0" meta:object-count="0" meta:page-count="2" meta:paragraph-count="39" meta:word-count="385" meta:character-count="2266" meta:non-whitespace-character-count="1920"/>
    <meta:generator>LibreOffice/7.5.5.2$Windows_X86_64 LibreOffice_project/ca8fe7424262805f223b9a2334bc7181abbcbf5e</meta:generator>
  </office:meta>
</office:document-meta>
</file>